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ff"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color="#ff00ff" draw:fill="none" draw:textarea-horizontal-align="justify" draw:textarea-vertical-align="middle" draw:auto-grow-height="false"/>
    </style:style>
    <style:style style:name="gr3" style:family="graphic" style:parent-style-name="standard">
      <style:graphic-properties svg:stroke-color="#5c8526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9966cc"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5c8526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5e11a6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00ff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color="#ff00ff"/>
    </style:style>
    <style:style style:name="P3" style:family="paragraph">
      <style:text-properties fo:color="#0000ff"/>
    </style:style>
    <style:style style:name="T1" style:family="text">
      <style:text-properties fo:color="#ff00ff"/>
    </style:style>
    <style:style style:name="T2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3.048cm" svg:x="6.869cm" svg:y="6.196cm">
          <text:p text:style-name="P1">R </text:p>
          <text:p text:style-name="P1">can import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1" draw:layer="layout" svg:width="2.413cm" svg:height="1.651cm" svg:x="6.173cm" svg:y="10.905cm">
            <text:p text:style-name="P1">SQL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2.413cm" svg:height="1.651cm" svg:x="9.094cm" svg:y="10.905cm">
            <text:p text:style-name="P1">Oracle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2.413cm" svg:height="1.651cm" svg:x="11.888cm" svg:y="10.905cm">
            <text:p text:style-name="P1">MySQL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2.413cm" svg:height="1.651cm" svg:x="3.374cm" svg:y="10.906cm">
            <text:p text:style-name="P1">Access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  <draw:custom-shape draw:style-name="gr2" draw:text-style-name="P1" draw:layer="layout" svg:width="2.413cm" svg:height="1.651cm" svg:x="14.589cm" svg:y="10.906cm">
            <text:p text:style-name="P1">...</text:p>
  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  </draw:custom-shape>
        </draw:g>
        <draw:g>
          <draw:custom-shape draw:style-name="gr1" draw:text-style-name="P1" draw:layer="layout" svg:width="1.905cm" svg:height="1.143cm" svg:x="5.572cm" svg:y="2.989cm">
            <text:p text:style-name="P1">SAS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1" draw:layer="layout" svg:width="1.905cm" svg:height="1.143cm" svg:x="7.985cm" svg:y="2.989cm">
            <text:p text:style-name="P1">SPSS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1" draw:layer="layout" svg:width="1.905cm" svg:height="1.143cm" svg:x="10.271cm" svg:y="2.989cm">
            <text:p text:style-name="P1">Stata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1" draw:text-style-name="P1" draw:layer="layout" svg:width="1.905cm" svg:height="1.143cm" svg:x="12.472cm" svg:y="2.99cm">
            <text:p text:style-name="P1">...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g>
          <draw:custom-shape draw:style-name="gr3" draw:text-style-name="P1" draw:layer="layout" svg:width="0.635cm" svg:height="0.582cm" draw:transform="rotate (1.58091923645646) translate (3.974cm 9.763cm)">
            <text:p text:style-name="P1">k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1" draw:layer="layout" svg:width="0.635cm" svg:height="0.582cm" draw:transform="rotate (1.58091923645646) translate (3.968cm 9.063cm)">
            <text:p text:style-name="P1">e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1" draw:layer="layout" svg:width="0.635cm" svg:height="0.582cm" draw:transform="rotate (1.58091923645646) translate (3.96cm 8.363cm)">
            <text:p text:style-name="P1">y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1" draw:layer="layout" svg:width="0.635cm" svg:height="0.582cm" draw:transform="rotate (1.58091923645646) translate (3.953cm 7.663cm)">
            <text:p text:style-name="P1">b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1" draw:layer="layout" svg:width="0.635cm" svg:height="0.582cm" draw:transform="rotate (1.58091923645646) translate (3.946cm 6.963cm)">
            <text:p text:style-name="P1">o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1" draw:layer="layout" svg:width="0.635cm" svg:height="0.582cm" draw:transform="rotate (1.58091923645646) translate (3.939cm 6.263cm)">
            <text:p text:style-name="P1">a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1" draw:layer="layout" svg:width="0.635cm" svg:height="0.582cm" draw:transform="rotate (1.58091923645646) translate (3.931cm 5.563cm)">
            <text:p text:style-name="P1">r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3" draw:text-style-name="P1" draw:layer="layout" svg:width="0.635cm" svg:height="0.582cm" draw:transform="rotate (1.58091923645646) translate (3.924cm 4.863cm)">
            <text:p text:style-name="P1">d</text:p>
            <draw:enhanced-geometry svg:viewBox="0 0 21600 21600" draw:glue-points="10800 0 0 10800 10800 21600 21600 10800" draw:text-areas="?f4 ?f6 ?f5 ?f7" draw:mirror-horizontal="false" draw:mirror-vertical="false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</draw:g>
        <draw:custom-shape draw:style-name="gr4" draw:text-style-name="P1" draw:layer="layout" svg:width="2.921cm" svg:height="1.905cm" svg:x="14.208cm" svg:y="4.772cm">
          <text:p text:style-name="P1">Text Fil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1" draw:layer="layout" svg:width="2.921cm" svg:height="1.905cm" svg:x="14.208cm" svg:y="8.031cm">
          <text:p text:style-name="P1">Bin Files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5" draw:text-style-name="P2" draw:layer="layout" svg:width="12.827cm" svg:height="0.962cm" svg:x="4.81cm" svg:y="10.017cm">
          <draw:text-box>
            <text:p text:style-name="P2"><text:span text:style-name="T1">Database Management Systems</text:span></text:p>
          </draw:text-box>
        </draw:frame>
        <draw:frame draw:style-name="gr6" draw:text-style-name="P3" draw:layer="layout" svg:width="6.35cm" svg:height="0.962cm" svg:x="6.461cm" svg:y="4.302cm">
          <draw:text-box>
            <text:p text:style-name="P3"><text:span text:style-name="T2">Statistical Packages</text:span></text:p>
          </draw:text-box>
        </draw:frame>
        <draw:line draw:style-name="gr7" draw:text-style-name="P1" draw:layer="layout" svg:x1="9.636cm" svg:y1="5.191cm" svg:x2="9.636cm" svg:y2="6.207cm">
          <text:p/>
        </draw:line>
        <draw:line draw:style-name="gr8" draw:text-style-name="P1" draw:layer="layout" svg:x1="5.064cm" svg:y1="7.35cm" svg:x2="6.969cm" svg:y2="7.35cm">
          <text:p/>
        </draw:line>
        <draw:line draw:style-name="gr9" draw:text-style-name="P1" draw:layer="layout" svg:x1="14.208cm" svg:y1="5.572cm" svg:x2="11.668cm" svg:y2="6.715cm">
          <text:p/>
        </draw:line>
        <draw:line draw:style-name="gr9" draw:text-style-name="P1" draw:layer="layout" svg:x1="14.081cm" svg:y1="9.382cm" svg:x2="11.922cm" svg:y2="8.62cm">
          <text:p/>
        </draw:line>
        <draw:line draw:style-name="gr10" draw:text-style-name="P1" draw:layer="layout" svg:x1="9.636cm" svg:y1="10.244cm" svg:x2="9.636cm" svg:y2="9.2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2T16:17:51</meta:creation-date>
    <dc:date>2013-10-02T16:45:42</dc:date>
    <meta:editing-duration>PT11M31S</meta:editing-duration>
    <meta:editing-cycles>1</meta:editing-cycles>
    <meta:document-statistic meta:object-count="30"/>
    <meta:generator>LibreOffice/3.6$Linux_X86_64 LibreOffice_project/360m1$Build-2</meta:generator>
  </office:meta>
</office:document-meta>
</file>